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8.696cm"/>
    </style:style>
    <style:style style:name="co7" style:family="table-column">
      <style:table-column-properties fo:break-before="auto" style:column-width="0.817cm"/>
    </style:style>
    <style:style style:name="co8" style:family="table-column">
      <style:table-column-properties fo:break-before="auto" style:column-width="5.8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ce1"/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ys</text:p>
          </table:table-cell>
          <table:table-cell office:value-type="string" calcext:value-type="string">
            <text:p>scheitelfor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Diskr</text:p>
          </table:table-cell>
          <table:table-cell office:value-type="string" calcext:value-type="string">
            <text:p>Nullstellenfor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105" calcext:value-type="float">
            <text:p>-105</text:p>
          </table:table-cell>
          <table:table-cell/>
          <table:table-cell table:formula="of:=[.B7]" office:value-type="float" office:value="3" calcext:value-type="float">
            <text:p>3</text:p>
          </table:table-cell>
          <table:table-cell table:formula="of:=-[.C7]/(2*[.B7])" office:value-type="float" office:value="-1" calcext:value-type="float">
            <text:p>-1</text:p>
          </table:table-cell>
          <table:table-cell table:formula="of:=[.B7]*[.G7]*[.G7]+[.C7]*[.G7]+[.D7]" office:value-type="float" office:value="-108" calcext:value-type="float">
            <text:p>-108</text:p>
          </table:table-cell>
          <table:table-cell table:formula="of:=[.F7]&amp;&quot;*(x-(&quot;&amp;[.G7]&amp;&quot;))^2 +(&quot;&amp;[.H7]&amp;&quot;)&quot;" office:value-type="string" office:string-value="3*(x-(-1))^2 +(-108)" calcext:value-type="string">
            <text:p>3*(x-(-1))^2 +(-108)</text:p>
          </table:table-cell>
          <table:table-cell/>
          <table:table-cell table:formula="of:=[.B7]" office:value-type="float" office:value="3" calcext:value-type="float">
            <text:p>3</text:p>
          </table:table-cell>
          <table:table-cell table:style-name="ce2" table:formula="of:=IF([.N7]&lt;0;&quot;***&quot;; (-[.C7]+SQRT([.N7]))/(2*[.B7]))" office:value-type="float" office:value="5" calcext:value-type="float">
            <text:p>5</text:p>
          </table:table-cell>
          <table:table-cell table:style-name="ce2" table:formula="of:=IF([.N7]&lt;0;&quot;***&quot;;(-[.C7]-SQRT([.N7]))/(2*[.B7]))" office:value-type="float" office:value="-7" calcext:value-type="float">
            <text:p>-7</text:p>
          </table:table-cell>
          <table:table-cell table:formula="of:=[.C7]*[.C7]-4*[.B7]*[.D7]" office:value-type="float" office:value="1296" calcext:value-type="float">
            <text:p>1296</text:p>
          </table:table-cell>
          <table:table-cell table:formula="of:=[.K7] &amp; &quot;*(x-(&quot; &amp; [.L7] &amp; &quot;))*(x-(&quot; &amp; [.M7] &amp; &quot;))&quot;" office:value-type="string" office:string-value="3*(x-(5))*(x-(-7))" calcext:value-type="string">
            <text:p>3*(x-(5))*(x-(-7)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16" calcext:value-type="float">
            <text:p>1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B8]" office:value-type="float" office:value="-4" calcext:value-type="float">
            <text:p>-4</text:p>
          </table:table-cell>
          <table:table-cell table:formula="of:=-[.C8]/(2*[.B8])" office:value-type="float" office:value="2" calcext:value-type="float">
            <text:p>2</text:p>
          </table:table-cell>
          <table:table-cell table:formula="of:=[.B8]*[.G8]*[.G8]+[.C8]*[.G8]+[.D8]" office:value-type="float" office:value="100" calcext:value-type="float">
            <text:p>100</text:p>
          </table:table-cell>
          <table:table-cell table:formula="of:=[.F8]&amp;&quot;*(x-(&quot;&amp;[.G8]&amp;&quot;))^2 +(&quot;&amp;[.H8]&amp;&quot;)&quot;" office:value-type="string" office:string-value="-4*(x-(2))^2 +(100)" calcext:value-type="string">
            <text:p>-4*(x-(2))^2 +(100)</text:p>
          </table:table-cell>
          <table:table-cell/>
          <table:table-cell table:formula="of:=[.B8]" office:value-type="float" office:value="-4" calcext:value-type="float">
            <text:p>-4</text:p>
          </table:table-cell>
          <table:table-cell table:style-name="ce2" table:formula="of:=IF([.N8]&lt;0;&quot;***&quot;; (-[.C8]+SQRT([.N8]))/(2*[.B8]))" office:value-type="float" office:value="-3" calcext:value-type="float">
            <text:p>-3</text:p>
          </table:table-cell>
          <table:table-cell table:style-name="ce2" table:formula="of:=IF([.N8]&lt;0;&quot;***&quot;;(-[.C8]-SQRT([.N8]))/(2*[.B8]))" office:value-type="float" office:value="7" calcext:value-type="float">
            <text:p>7</text:p>
          </table:table-cell>
          <table:table-cell table:formula="of:=[.C8]*[.C8]-4*[.B8]*[.D8]" office:value-type="float" office:value="1600" calcext:value-type="float">
            <text:p>1600</text:p>
          </table:table-cell>
          <table:table-cell table:formula="of:=[.K8] &amp; &quot;*(x-(&quot; &amp; [.L8] &amp; &quot;))*(x-(&quot; &amp; [.M8] &amp; &quot;))&quot;" office:value-type="string" office:string-value="-4*(x-(-3))*(x-(7))" calcext:value-type="string">
            <text:p>-4*(x-(-3))*(x-(7)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9]" office:value-type="float" office:value="1" calcext:value-type="float">
            <text:p>1</text:p>
          </table:table-cell>
          <table:table-cell table:formula="of:=-[.C9]/(2*[.B9])" office:value-type="float" office:value="-2" calcext:value-type="float">
            <text:p>-2</text:p>
          </table:table-cell>
          <table:table-cell table:formula="of:=[.B9]*[.G9]*[.G9]+[.C9]*[.G9]+[.D9]" office:value-type="float" office:value="-1" calcext:value-type="float">
            <text:p>-1</text:p>
          </table:table-cell>
          <table:table-cell table:formula="of:=[.F9]&amp;&quot;*(x-(&quot;&amp;[.G9]&amp;&quot;))^2 +(&quot;&amp;[.H9]&amp;&quot;)&quot;" office:value-type="string" office:string-value="1*(x-(-2))^2 +(-1)" calcext:value-type="string">
            <text:p>1*(x-(-2))^2 +(-1)</text:p>
          </table:table-cell>
          <table:table-cell/>
          <table:table-cell table:formula="of:=[.B9]" office:value-type="float" office:value="1" calcext:value-type="float">
            <text:p>1</text:p>
          </table:table-cell>
          <table:table-cell table:style-name="ce2" table:formula="of:=IF([.N9]&lt;0;&quot;***&quot;; (-[.C9]+SQRT([.N9]))/(2*[.B9]))" office:value-type="float" office:value="-1" calcext:value-type="float">
            <text:p>-1</text:p>
          </table:table-cell>
          <table:table-cell table:style-name="ce2" table:formula="of:=IF([.N9]&lt;0;&quot;***&quot;;(-[.C9]-SQRT([.N9]))/(2*[.B9]))" office:value-type="float" office:value="-3" calcext:value-type="float">
            <text:p>-3</text:p>
          </table:table-cell>
          <table:table-cell table:formula="of:=[.C9]*[.C9]-4*[.B9]*[.D9]" office:value-type="float" office:value="4" calcext:value-type="float">
            <text:p>4</text:p>
          </table:table-cell>
          <table:table-cell table:formula="of:=[.K9] &amp; &quot;*(x-(&quot; &amp; [.L9] &amp; &quot;))*(x-(&quot; &amp; [.M9] &amp; &quot;))&quot;" office:value-type="string" office:string-value="1*(x-(-1))*(x-(-3))" calcext:value-type="string">
            <text:p>1*(x-(-1))*(x-(-3)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B10]" office:value-type="float" office:value="-4" calcext:value-type="float">
            <text:p>-4</text:p>
          </table:table-cell>
          <table:table-cell table:formula="of:=-[.C10]/(2*[.B10])" office:value-type="float" office:value="-1" calcext:value-type="float">
            <text:p>-1</text:p>
          </table:table-cell>
          <table:table-cell table:formula="of:=[.B10]*[.G10]*[.G10]+[.C10]*[.G10]+[.D10]" office:value-type="float" office:value="0" calcext:value-type="float">
            <text:p>0</text:p>
          </table:table-cell>
          <table:table-cell table:formula="of:=[.F10]&amp;&quot;*(x-(&quot;&amp;[.G10]&amp;&quot;))^2 +(&quot;&amp;[.H10]&amp;&quot;)&quot;" office:value-type="string" office:string-value="-4*(x-(-1))^2 +(0)" calcext:value-type="string">
            <text:p>-4*(x-(-1))^2 +(0)</text:p>
          </table:table-cell>
          <table:table-cell/>
          <table:table-cell table:formula="of:=[.B10]" office:value-type="float" office:value="-4" calcext:value-type="float">
            <text:p>-4</text:p>
          </table:table-cell>
          <table:table-cell table:style-name="ce2" table:formula="of:=IF([.N10]&lt;0;&quot;***&quot;; (-[.C10]+SQRT([.N10]))/(2*[.B10]))" office:value-type="float" office:value="-1" calcext:value-type="float">
            <text:p>-1</text:p>
          </table:table-cell>
          <table:table-cell table:style-name="ce2" table:formula="of:=IF([.N10]&lt;0;&quot;***&quot;;(-[.C10]-SQRT([.N10]))/(2*[.B10]))" office:value-type="float" office:value="-1" calcext:value-type="float">
            <text:p>-1</text:p>
          </table:table-cell>
          <table:table-cell table:formula="of:=[.C10]*[.C10]-4*[.B10]*[.D10]" office:value-type="float" office:value="0" calcext:value-type="float">
            <text:p>0</text:p>
          </table:table-cell>
          <table:table-cell table:formula="of:=[.K10] &amp; &quot;*(x-(&quot; &amp; [.L10] &amp; &quot;))*(x-(&quot; &amp; [.M10] &amp; &quot;))&quot;" office:value-type="string" office:string-value="-4*(x-(-1))*(x-(-1))" calcext:value-type="string">
            <text:p>-4*(x-(-1))*(x-(-1)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[.B11]" office:value-type="float" office:value="-1" calcext:value-type="float">
            <text:p>-1</text:p>
          </table:table-cell>
          <table:table-cell table:formula="of:=-[.C11]/(2*[.B11])" office:value-type="float" office:value="-3" calcext:value-type="float">
            <text:p>-3</text:p>
          </table:table-cell>
          <table:table-cell table:formula="of:=[.B11]*[.G11]*[.G11]+[.C11]*[.G11]+[.D11]" office:value-type="float" office:value="1" calcext:value-type="float">
            <text:p>1</text:p>
          </table:table-cell>
          <table:table-cell table:formula="of:=[.F11]&amp;&quot;*(x-(&quot;&amp;[.G11]&amp;&quot;))^2 +(&quot;&amp;[.H11]&amp;&quot;)&quot;" office:value-type="string" office:string-value="-1*(x-(-3))^2 +(1)" calcext:value-type="string">
            <text:p>-1*(x-(-3))^2 +(1)</text:p>
          </table:table-cell>
          <table:table-cell/>
          <table:table-cell table:formula="of:=[.B11]" office:value-type="float" office:value="-1" calcext:value-type="float">
            <text:p>-1</text:p>
          </table:table-cell>
          <table:table-cell table:style-name="ce2" table:formula="of:=IF([.N11]&lt;0;&quot;***&quot;; (-[.C11]+SQRT([.N11]))/(2*[.B11]))" office:value-type="float" office:value="-4" calcext:value-type="float">
            <text:p>-4</text:p>
          </table:table-cell>
          <table:table-cell table:style-name="ce2" table:formula="of:=IF([.N11]&lt;0;&quot;***&quot;;(-[.C11]-SQRT([.N11]))/(2*[.B11]))" office:value-type="float" office:value="-2" calcext:value-type="float">
            <text:p>-2</text:p>
          </table:table-cell>
          <table:table-cell table:formula="of:=[.C11]*[.C11]-4*[.B11]*[.D11]" office:value-type="float" office:value="4" calcext:value-type="float">
            <text:p>4</text:p>
          </table:table-cell>
          <table:table-cell table:formula="of:=[.K11] &amp; &quot;*(x-(&quot; &amp; [.L11] &amp; &quot;))*(x-(&quot; &amp; [.M11] &amp; &quot;))&quot;" office:value-type="string" office:string-value="-1*(x-(-4))*(x-(-2))" calcext:value-type="string">
            <text:p>-1*(x-(-4))*(x-(-2)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table:formula="of:=[.B12]" office:value-type="float" office:value="0.25" calcext:value-type="float">
            <text:p>0.25</text:p>
          </table:table-cell>
          <table:table-cell table:formula="of:=-[.C12]/(2*[.B12])" office:value-type="float" office:value="-0" calcext:value-type="float">
            <text:p>0</text:p>
          </table:table-cell>
          <table:table-cell table:formula="of:=[.B12]*[.G12]*[.G12]+[.C12]*[.G12]+[.D12]" office:value-type="float" office:value="-4" calcext:value-type="float">
            <text:p>-4</text:p>
          </table:table-cell>
          <table:table-cell table:formula="of:=[.F12]&amp;&quot;*(x-(&quot;&amp;[.G12]&amp;&quot;))^2 +(&quot;&amp;[.H12]&amp;&quot;)&quot;" office:value-type="string" office:string-value="0.25*(x-(0))^2 +(-4)" calcext:value-type="string">
            <text:p>0.25*(x-(0))^2 +(-4)</text:p>
          </table:table-cell>
          <table:table-cell/>
          <table:table-cell table:formula="of:=[.B12]" office:value-type="float" office:value="0.25" calcext:value-type="float">
            <text:p>0.25</text:p>
          </table:table-cell>
          <table:table-cell table:style-name="ce2" table:formula="of:=IF([.N12]&lt;0;&quot;***&quot;; (-[.C12]+SQRT([.N12]))/(2*[.B12]))" office:value-type="float" office:value="4" calcext:value-type="float">
            <text:p>4</text:p>
          </table:table-cell>
          <table:table-cell table:style-name="ce2" table:formula="of:=IF([.N12]&lt;0;&quot;***&quot;;(-[.C12]-SQRT([.N12]))/(2*[.B12]))" office:value-type="float" office:value="-4" calcext:value-type="float">
            <text:p>-4</text:p>
          </table:table-cell>
          <table:table-cell table:formula="of:=[.C12]*[.C12]-4*[.B12]*[.D12]" office:value-type="float" office:value="4" calcext:value-type="float">
            <text:p>4</text:p>
          </table:table-cell>
          <table:table-cell table:formula="of:=[.K12] &amp; &quot;*(x-(&quot; &amp; [.L12] &amp; &quot;))*(x-(&quot; &amp; [.M12] &amp; &quot;))&quot;" office:value-type="string" office:string-value="0.25*(x-(4))*(x-(-4))" calcext:value-type="string">
            <text:p>0.25*(x-(4))*(x-(-4)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B13]" office:value-type="float" office:value="-2" calcext:value-type="float">
            <text:p>-2</text:p>
          </table:table-cell>
          <table:table-cell table:formula="of:=-[.C13]/(2*[.B13])" office:value-type="float" office:value="-0.5" calcext:value-type="float">
            <text:p>-0.5</text:p>
          </table:table-cell>
          <table:table-cell table:formula="of:=[.B13]*[.G13]*[.G13]+[.C13]*[.G13]+[.D13]" office:value-type="float" office:value="24.5" calcext:value-type="float">
            <text:p>24.5</text:p>
          </table:table-cell>
          <table:table-cell table:formula="of:=[.F13]&amp;&quot;*(x-(&quot;&amp;[.G13]&amp;&quot;))^2 +(&quot;&amp;[.H13]&amp;&quot;)&quot;" office:value-type="string" office:string-value="-2*(x-(-0.5))^2 +(24.5)" calcext:value-type="string">
            <text:p>-2*(x-(-0.5))^2 +(24.5)</text:p>
          </table:table-cell>
          <table:table-cell/>
          <table:table-cell table:formula="of:=[.B13]" office:value-type="float" office:value="-2" calcext:value-type="float">
            <text:p>-2</text:p>
          </table:table-cell>
          <table:table-cell table:style-name="ce2" table:formula="of:=IF([.N13]&lt;0;&quot;***&quot;; (-[.C13]+SQRT([.N13]))/(2*[.B13]))" office:value-type="float" office:value="-4" calcext:value-type="float">
            <text:p>-4</text:p>
          </table:table-cell>
          <table:table-cell table:style-name="ce2" table:formula="of:=IF([.N13]&lt;0;&quot;***&quot;;(-[.C13]-SQRT([.N13]))/(2*[.B13]))" office:value-type="float" office:value="3" calcext:value-type="float">
            <text:p>3</text:p>
          </table:table-cell>
          <table:table-cell table:formula="of:=[.C13]*[.C13]-4*[.B13]*[.D13]" office:value-type="float" office:value="196" calcext:value-type="float">
            <text:p>196</text:p>
          </table:table-cell>
          <table:table-cell table:formula="of:=[.K13] &amp; &quot;*(x-(&quot; &amp; [.L13] &amp; &quot;))*(x-(&quot; &amp; [.M13] &amp; &quot;))&quot;" office:value-type="string" office:string-value="-2*(x-(-4))*(x-(3))" calcext:value-type="string">
            <text:p>-2*(x-(-4))*(x-(3)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  <table:table-cell table:formula="of:=[.B14]" office:value-type="float" office:value="0" calcext:value-type="float">
            <text:p>0</text:p>
          </table:table-cell>
          <table:table-cell table:formula="of:=-[.C14]/(2*[.B14])" office:value-type="string" office:string-value="" calcext:value-type="error">
            <text:p>#DIV/0!</text:p>
          </table:table-cell>
          <table:table-cell table:formula="of:=[.B14]*[.G14]*[.G14]+[.C14]*[.G14]+[.D14]" office:value-type="string" office:string-value="" calcext:value-type="error">
            <text:p>#DIV/0!</text:p>
          </table:table-cell>
          <table:table-cell table:formula="of:=[.F14]&amp;&quot;*(x-(&quot;&amp;[.G14]&amp;&quot;))^2 +(&quot;&amp;[.H14]&amp;&quot;)&quot;" office:value-type="string" office:string-value="" calcext:value-type="error">
            <text:p>#DIV/0!</text:p>
          </table:table-cell>
          <table:table-cell/>
          <table:table-cell table:formula="of:=[.B14]" office:value-type="float" office:value="0" calcext:value-type="float">
            <text:p>0</text:p>
          </table:table-cell>
          <table:table-cell table:style-name="ce2" table:formula="of:=IF([.N14]&lt;0;&quot;***&quot;; (-[.C14]+SQRT([.N14]))/(2*[.B14]))" office:value-type="string" office:string-value="" calcext:value-type="error">
            <text:p>#DIV/0!</text:p>
          </table:table-cell>
          <table:table-cell table:style-name="ce2" table:formula="of:=IF([.N14]&lt;0;&quot;***&quot;;(-[.C14]-SQRT([.N14]))/(2*[.B14]))" office:value-type="string" office:string-value="" calcext:value-type="error">
            <text:p>#DIV/0!</text:p>
          </table:table-cell>
          <table:table-cell table:formula="of:=[.C14]*[.C14]-4*[.B14]*[.D14]" office:value-type="float" office:value="0" calcext:value-type="float">
            <text:p>0</text:p>
          </table:table-cell>
          <table:table-cell table:formula="of:=[.K14] &amp; &quot;*(x-(&quot; &amp; [.L14] &amp; &quot;))*(x-(&quot; &amp; [.M14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  <table:table-cell table:formula="of:=[.B15]" office:value-type="float" office:value="0" calcext:value-type="float">
            <text:p>0</text:p>
          </table:table-cell>
          <table:table-cell table:formula="of:=-[.C15]/(2*[.B15])" office:value-type="string" office:string-value="" calcext:value-type="error">
            <text:p>#DIV/0!</text:p>
          </table:table-cell>
          <table:table-cell table:formula="of:=[.B15]*[.G15]*[.G15]+[.C15]*[.G15]+[.D15]" office:value-type="string" office:string-value="" calcext:value-type="error">
            <text:p>#DIV/0!</text:p>
          </table:table-cell>
          <table:table-cell table:formula="of:=[.F15]&amp;&quot;*(x-(&quot;&amp;[.G15]&amp;&quot;))^2 +(&quot;&amp;[.H15]&amp;&quot;)&quot;" office:value-type="string" office:string-value="" calcext:value-type="error">
            <text:p>#DIV/0!</text:p>
          </table:table-cell>
          <table:table-cell/>
          <table:table-cell table:formula="of:=[.B15]" office:value-type="float" office:value="0" calcext:value-type="float">
            <text:p>0</text:p>
          </table:table-cell>
          <table:table-cell table:style-name="ce2" table:formula="of:=IF([.N15]&lt;0;&quot;***&quot;; (-[.C15]+SQRT([.N15]))/(2*[.B15]))" office:value-type="string" office:string-value="" calcext:value-type="error">
            <text:p>#DIV/0!</text:p>
          </table:table-cell>
          <table:table-cell table:style-name="ce2" table:formula="of:=IF([.N15]&lt;0;&quot;***&quot;;(-[.C15]-SQRT([.N15]))/(2*[.B15]))" office:value-type="string" office:string-value="" calcext:value-type="error">
            <text:p>#DIV/0!</text:p>
          </table:table-cell>
          <table:table-cell table:formula="of:=[.C15]*[.C15]-4*[.B15]*[.D15]" office:value-type="float" office:value="0" calcext:value-type="float">
            <text:p>0</text:p>
          </table:table-cell>
          <table:table-cell table:formula="of:=[.K15] &amp; &quot;*(x-(&quot; &amp; [.L15] &amp; &quot;))*(x-(&quot; &amp; [.M15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table:formula="of:=[.B16]" office:value-type="float" office:value="0" calcext:value-type="float">
            <text:p>0</text:p>
          </table:table-cell>
          <table:table-cell table:formula="of:=-[.C16]/(2*[.B16])" office:value-type="string" office:string-value="" calcext:value-type="error">
            <text:p>#DIV/0!</text:p>
          </table:table-cell>
          <table:table-cell table:formula="of:=[.B16]*[.G16]*[.G16]+[.C16]*[.G16]+[.D16]" office:value-type="string" office:string-value="" calcext:value-type="error">
            <text:p>#DIV/0!</text:p>
          </table:table-cell>
          <table:table-cell table:formula="of:=[.F16]&amp;&quot;*(x-(&quot;&amp;[.G16]&amp;&quot;))^2 +(&quot;&amp;[.H16]&amp;&quot;)&quot;" office:value-type="string" office:string-value="" calcext:value-type="error">
            <text:p>#DIV/0!</text:p>
          </table:table-cell>
          <table:table-cell/>
          <table:table-cell table:formula="of:=[.B16]" office:value-type="float" office:value="0" calcext:value-type="float">
            <text:p>0</text:p>
          </table:table-cell>
          <table:table-cell table:style-name="ce2" table:formula="of:=IF([.N16]&lt;0;&quot;***&quot;; (-[.C16]+SQRT([.N16]))/(2*[.B16]))" office:value-type="string" office:string-value="" calcext:value-type="error">
            <text:p>#DIV/0!</text:p>
          </table:table-cell>
          <table:table-cell table:style-name="ce2" table:formula="of:=IF([.N16]&lt;0;&quot;***&quot;;(-[.C16]-SQRT([.N16]))/(2*[.B16]))" office:value-type="string" office:string-value="" calcext:value-type="error">
            <text:p>#DIV/0!</text:p>
          </table:table-cell>
          <table:table-cell table:formula="of:=[.C16]*[.C16]-4*[.B16]*[.D16]" office:value-type="float" office:value="0" calcext:value-type="float">
            <text:p>0</text:p>
          </table:table-cell>
          <table:table-cell table:formula="of:=[.K16] &amp; &quot;*(x-(&quot; &amp; [.L16] &amp; &quot;))*(x-(&quot; &amp; [.M16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formula="of:=[.B17]" office:value-type="float" office:value="0" calcext:value-type="float">
            <text:p>0</text:p>
          </table:table-cell>
          <table:table-cell table:formula="of:=-[.C17]/(2*[.B17])" office:value-type="string" office:string-value="" calcext:value-type="error">
            <text:p>#DIV/0!</text:p>
          </table:table-cell>
          <table:table-cell table:formula="of:=[.B17]*[.G17]*[.G17]+[.C17]*[.G17]+[.D17]" office:value-type="string" office:string-value="" calcext:value-type="error">
            <text:p>#DIV/0!</text:p>
          </table:table-cell>
          <table:table-cell table:formula="of:=[.F17]&amp;&quot;*(x-(&quot;&amp;[.G17]&amp;&quot;))^2 +(&quot;&amp;[.H17]&amp;&quot;)&quot;" office:value-type="string" office:string-value="" calcext:value-type="error">
            <text:p>#DIV/0!</text:p>
          </table:table-cell>
          <table:table-cell/>
          <table:table-cell table:formula="of:=[.B17]" office:value-type="float" office:value="0" calcext:value-type="float">
            <text:p>0</text:p>
          </table:table-cell>
          <table:table-cell table:style-name="ce2" table:formula="of:=IF([.N17]&lt;0;&quot;***&quot;; (-[.C17]+SQRT([.N17]))/(2*[.B17]))" office:value-type="string" office:string-value="" calcext:value-type="error">
            <text:p>#DIV/0!</text:p>
          </table:table-cell>
          <table:table-cell table:style-name="ce2" table:formula="of:=IF([.N17]&lt;0;&quot;***&quot;;(-[.C17]-SQRT([.N17]))/(2*[.B17]))" office:value-type="string" office:string-value="" calcext:value-type="error">
            <text:p>#DIV/0!</text:p>
          </table:table-cell>
          <table:table-cell table:formula="of:=[.C17]*[.C17]-4*[.B17]*[.D17]" office:value-type="float" office:value="0" calcext:value-type="float">
            <text:p>0</text:p>
          </table:table-cell>
          <table:table-cell table:formula="of:=[.K17] &amp; &quot;*(x-(&quot; &amp; [.L17] &amp; &quot;))*(x-(&quot; &amp; [.M17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table:formula="of:=[.B18]" office:value-type="float" office:value="0" calcext:value-type="float">
            <text:p>0</text:p>
          </table:table-cell>
          <table:table-cell table:formula="of:=-[.C18]/(2*[.B18])" office:value-type="string" office:string-value="" calcext:value-type="error">
            <text:p>#DIV/0!</text:p>
          </table:table-cell>
          <table:table-cell table:formula="of:=[.B18]*[.G18]*[.G18]+[.C18]*[.G18]+[.D18]" office:value-type="string" office:string-value="" calcext:value-type="error">
            <text:p>#DIV/0!</text:p>
          </table:table-cell>
          <table:table-cell table:formula="of:=[.F18]&amp;&quot;*(x-(&quot;&amp;[.G18]&amp;&quot;))^2 +(&quot;&amp;[.H18]&amp;&quot;)&quot;" office:value-type="string" office:string-value="" calcext:value-type="error">
            <text:p>#DIV/0!</text:p>
          </table:table-cell>
          <table:table-cell/>
          <table:table-cell table:formula="of:=[.B18]" office:value-type="float" office:value="0" calcext:value-type="float">
            <text:p>0</text:p>
          </table:table-cell>
          <table:table-cell table:style-name="ce2" table:formula="of:=IF([.N18]&lt;0;&quot;***&quot;; (-[.C18]+SQRT([.N18]))/(2*[.B18]))" office:value-type="string" office:string-value="" calcext:value-type="error">
            <text:p>#DIV/0!</text:p>
          </table:table-cell>
          <table:table-cell table:style-name="ce2" table:formula="of:=IF([.N18]&lt;0;&quot;***&quot;;(-[.C18]-SQRT([.N18]))/(2*[.B18]))" office:value-type="string" office:string-value="" calcext:value-type="error">
            <text:p>#DIV/0!</text:p>
          </table:table-cell>
          <table:table-cell table:formula="of:=[.C18]*[.C18]-4*[.B18]*[.D18]" office:value-type="float" office:value="0" calcext:value-type="float">
            <text:p>0</text:p>
          </table:table-cell>
          <table:table-cell table:formula="of:=[.K18] &amp; &quot;*(x-(&quot; &amp; [.L18] &amp; &quot;))*(x-(&quot; &amp; [.M18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  <table:table-cell table:formula="of:=[.B19]" office:value-type="float" office:value="0" calcext:value-type="float">
            <text:p>0</text:p>
          </table:table-cell>
          <table:table-cell table:formula="of:=-[.C19]/(2*[.B19])" office:value-type="string" office:string-value="" calcext:value-type="error">
            <text:p>#DIV/0!</text:p>
          </table:table-cell>
          <table:table-cell table:formula="of:=[.B19]*[.G19]*[.G19]+[.C19]*[.G19]+[.D19]" office:value-type="string" office:string-value="" calcext:value-type="error">
            <text:p>#DIV/0!</text:p>
          </table:table-cell>
          <table:table-cell table:formula="of:=[.F19]&amp;&quot;*(x-(&quot;&amp;[.G19]&amp;&quot;))^2 +(&quot;&amp;[.H19]&amp;&quot;)&quot;" office:value-type="string" office:string-value="" calcext:value-type="error">
            <text:p>#DIV/0!</text:p>
          </table:table-cell>
          <table:table-cell/>
          <table:table-cell table:formula="of:=[.B19]" office:value-type="float" office:value="0" calcext:value-type="float">
            <text:p>0</text:p>
          </table:table-cell>
          <table:table-cell table:style-name="ce2" table:formula="of:=IF([.N19]&lt;0;&quot;***&quot;; (-[.C19]+SQRT([.N19]))/(2*[.B19]))" office:value-type="string" office:string-value="" calcext:value-type="error">
            <text:p>#DIV/0!</text:p>
          </table:table-cell>
          <table:table-cell table:style-name="ce2" table:formula="of:=IF([.N19]&lt;0;&quot;***&quot;;(-[.C19]-SQRT([.N19]))/(2*[.B19]))" office:value-type="string" office:string-value="" calcext:value-type="error">
            <text:p>#DIV/0!</text:p>
          </table:table-cell>
          <table:table-cell table:formula="of:=[.C19]*[.C19]-4*[.B19]*[.D19]" office:value-type="float" office:value="0" calcext:value-type="float">
            <text:p>0</text:p>
          </table:table-cell>
          <table:table-cell table:formula="of:=[.K19] &amp; &quot;*(x-(&quot; &amp; [.L19] &amp; &quot;))*(x-(&quot; &amp; [.M19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  <table:table-cell table:formula="of:=[.B20]" office:value-type="float" office:value="0" calcext:value-type="float">
            <text:p>0</text:p>
          </table:table-cell>
          <table:table-cell table:formula="of:=-[.C20]/(2*[.B20])" office:value-type="string" office:string-value="" calcext:value-type="error">
            <text:p>#DIV/0!</text:p>
          </table:table-cell>
          <table:table-cell table:formula="of:=[.B20]*[.G20]*[.G20]+[.C20]*[.G20]+[.D20]" office:value-type="string" office:string-value="" calcext:value-type="error">
            <text:p>#DIV/0!</text:p>
          </table:table-cell>
          <table:table-cell table:formula="of:=[.F20]&amp;&quot;*(x-(&quot;&amp;[.G20]&amp;&quot;))^2 +(&quot;&amp;[.H20]&amp;&quot;)&quot;" office:value-type="string" office:string-value="" calcext:value-type="error">
            <text:p>#DIV/0!</text:p>
          </table:table-cell>
          <table:table-cell/>
          <table:table-cell table:formula="of:=[.B20]" office:value-type="float" office:value="0" calcext:value-type="float">
            <text:p>0</text:p>
          </table:table-cell>
          <table:table-cell table:style-name="ce2" table:formula="of:=IF([.N20]&lt;0;&quot;***&quot;; (-[.C20]+SQRT([.N20]))/(2*[.B20]))" office:value-type="string" office:string-value="" calcext:value-type="error">
            <text:p>#DIV/0!</text:p>
          </table:table-cell>
          <table:table-cell table:style-name="ce2" table:formula="of:=IF([.N20]&lt;0;&quot;***&quot;;(-[.C20]-SQRT([.N20]))/(2*[.B20]))" office:value-type="string" office:string-value="" calcext:value-type="error">
            <text:p>#DIV/0!</text:p>
          </table:table-cell>
          <table:table-cell table:formula="of:=[.C20]*[.C20]-4*[.B20]*[.D20]" office:value-type="float" office:value="0" calcext:value-type="float">
            <text:p>0</text:p>
          </table:table-cell>
          <table:table-cell table:formula="of:=[.K20] &amp; &quot;*(x-(&quot; &amp; [.L20] &amp; &quot;))*(x-(&quot; &amp; [.M20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formula="of:=[.B21]" office:value-type="float" office:value="0" calcext:value-type="float">
            <text:p>0</text:p>
          </table:table-cell>
          <table:table-cell table:formula="of:=-[.C21]/(2*[.B21])" office:value-type="string" office:string-value="" calcext:value-type="error">
            <text:p>#DIV/0!</text:p>
          </table:table-cell>
          <table:table-cell table:formula="of:=[.B21]*[.G21]*[.G21]+[.C21]*[.G21]+[.D21]" office:value-type="string" office:string-value="" calcext:value-type="error">
            <text:p>#DIV/0!</text:p>
          </table:table-cell>
          <table:table-cell table:formula="of:=[.F21]&amp;&quot;*(x-(&quot;&amp;[.G21]&amp;&quot;))^2 +(&quot;&amp;[.H21]&amp;&quot;)&quot;" office:value-type="string" office:string-value="" calcext:value-type="error">
            <text:p>#DIV/0!</text:p>
          </table:table-cell>
          <table:table-cell/>
          <table:table-cell table:formula="of:=[.B21]" office:value-type="float" office:value="0" calcext:value-type="float">
            <text:p>0</text:p>
          </table:table-cell>
          <table:table-cell table:style-name="ce2" table:formula="of:=IF([.N21]&lt;0;&quot;***&quot;; (-[.C21]+SQRT([.N21]))/(2*[.B21]))" office:value-type="string" office:string-value="" calcext:value-type="error">
            <text:p>#DIV/0!</text:p>
          </table:table-cell>
          <table:table-cell table:style-name="ce2" table:formula="of:=IF([.N21]&lt;0;&quot;***&quot;;(-[.C21]-SQRT([.N21]))/(2*[.B21]))" office:value-type="string" office:string-value="" calcext:value-type="error">
            <text:p>#DIV/0!</text:p>
          </table:table-cell>
          <table:table-cell table:formula="of:=[.C21]*[.C21]-4*[.B21]*[.D21]" office:value-type="float" office:value="0" calcext:value-type="float">
            <text:p>0</text:p>
          </table:table-cell>
          <table:table-cell table:formula="of:=[.K21] &amp; &quot;*(x-(&quot; &amp; [.L21] &amp; &quot;))*(x-(&quot; &amp; [.M21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table:formula="of:=[.B22]" office:value-type="float" office:value="0" calcext:value-type="float">
            <text:p>0</text:p>
          </table:table-cell>
          <table:table-cell table:formula="of:=-[.C22]/(2*[.B22])" office:value-type="string" office:string-value="" calcext:value-type="error">
            <text:p>#DIV/0!</text:p>
          </table:table-cell>
          <table:table-cell table:formula="of:=[.B22]*[.G22]*[.G22]+[.C22]*[.G22]+[.D22]" office:value-type="string" office:string-value="" calcext:value-type="error">
            <text:p>#DIV/0!</text:p>
          </table:table-cell>
          <table:table-cell table:formula="of:=[.F22]&amp;&quot;*(x-(&quot;&amp;[.G22]&amp;&quot;))^2 +(&quot;&amp;[.H22]&amp;&quot;)&quot;" office:value-type="string" office:string-value="" calcext:value-type="error">
            <text:p>#DIV/0!</text:p>
          </table:table-cell>
          <table:table-cell/>
          <table:table-cell table:formula="of:=[.B22]" office:value-type="float" office:value="0" calcext:value-type="float">
            <text:p>0</text:p>
          </table:table-cell>
          <table:table-cell table:style-name="ce2" table:formula="of:=IF([.N22]&lt;0;&quot;***&quot;; (-[.C22]+SQRT([.N22]))/(2*[.B22]))" office:value-type="string" office:string-value="" calcext:value-type="error">
            <text:p>#DIV/0!</text:p>
          </table:table-cell>
          <table:table-cell table:style-name="ce2" table:formula="of:=IF([.N22]&lt;0;&quot;***&quot;;(-[.C22]-SQRT([.N22]))/(2*[.B22]))" office:value-type="string" office:string-value="" calcext:value-type="error">
            <text:p>#DIV/0!</text:p>
          </table:table-cell>
          <table:table-cell table:formula="of:=[.C22]*[.C22]-4*[.B22]*[.D22]" office:value-type="float" office:value="0" calcext:value-type="float">
            <text:p>0</text:p>
          </table:table-cell>
          <table:table-cell table:formula="of:=[.K22] &amp; &quot;*(x-(&quot; &amp; [.L22] &amp; &quot;))*(x-(&quot; &amp; [.M22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table:formula="of:=[.B23]" office:value-type="float" office:value="0" calcext:value-type="float">
            <text:p>0</text:p>
          </table:table-cell>
          <table:table-cell table:formula="of:=-[.C23]/(2*[.B23])" office:value-type="string" office:string-value="" calcext:value-type="error">
            <text:p>#DIV/0!</text:p>
          </table:table-cell>
          <table:table-cell table:formula="of:=[.B23]*[.G23]*[.G23]+[.C23]*[.G23]+[.D23]" office:value-type="string" office:string-value="" calcext:value-type="error">
            <text:p>#DIV/0!</text:p>
          </table:table-cell>
          <table:table-cell table:formula="of:=[.F23]&amp;&quot;*(x-(&quot;&amp;[.G23]&amp;&quot;))^2 +(&quot;&amp;[.H23]&amp;&quot;)&quot;" office:value-type="string" office:string-value="" calcext:value-type="error">
            <text:p>#DIV/0!</text:p>
          </table:table-cell>
          <table:table-cell/>
          <table:table-cell table:formula="of:=[.B23]" office:value-type="float" office:value="0" calcext:value-type="float">
            <text:p>0</text:p>
          </table:table-cell>
          <table:table-cell table:style-name="ce2" table:formula="of:=IF([.N23]&lt;0;&quot;***&quot;; (-[.C23]+SQRT([.N23]))/(2*[.B23]))" office:value-type="string" office:string-value="" calcext:value-type="error">
            <text:p>#DIV/0!</text:p>
          </table:table-cell>
          <table:table-cell table:style-name="ce2" table:formula="of:=IF([.N23]&lt;0;&quot;***&quot;;(-[.C23]-SQRT([.N23]))/(2*[.B23]))" office:value-type="string" office:string-value="" calcext:value-type="error">
            <text:p>#DIV/0!</text:p>
          </table:table-cell>
          <table:table-cell table:formula="of:=[.C23]*[.C23]-4*[.B23]*[.D23]" office:value-type="float" office:value="0" calcext:value-type="float">
            <text:p>0</text:p>
          </table:table-cell>
          <table:table-cell table:formula="of:=[.K23] &amp; &quot;*(x-(&quot; &amp; [.L23] &amp; &quot;))*(x-(&quot; &amp; [.M23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formula="of:=[.B24]" office:value-type="float" office:value="0" calcext:value-type="float">
            <text:p>0</text:p>
          </table:table-cell>
          <table:table-cell table:formula="of:=-[.C24]/(2*[.B24])" office:value-type="string" office:string-value="" calcext:value-type="error">
            <text:p>#DIV/0!</text:p>
          </table:table-cell>
          <table:table-cell table:formula="of:=[.B24]*[.G24]*[.G24]+[.C24]*[.G24]+[.D24]" office:value-type="string" office:string-value="" calcext:value-type="error">
            <text:p>#DIV/0!</text:p>
          </table:table-cell>
          <table:table-cell table:formula="of:=[.F24]&amp;&quot;*(x-(&quot;&amp;[.G24]&amp;&quot;))^2 +(&quot;&amp;[.H24]&amp;&quot;)&quot;" office:value-type="string" office:string-value="" calcext:value-type="error">
            <text:p>#DIV/0!</text:p>
          </table:table-cell>
          <table:table-cell/>
          <table:table-cell table:formula="of:=[.B24]" office:value-type="float" office:value="0" calcext:value-type="float">
            <text:p>0</text:p>
          </table:table-cell>
          <table:table-cell table:style-name="ce2" table:formula="of:=IF([.N24]&lt;0;&quot;***&quot;; (-[.C24]+SQRT([.N24]))/(2*[.B24]))" office:value-type="string" office:string-value="" calcext:value-type="error">
            <text:p>#DIV/0!</text:p>
          </table:table-cell>
          <table:table-cell table:style-name="ce2" table:formula="of:=IF([.N24]&lt;0;&quot;***&quot;;(-[.C24]-SQRT([.N24]))/(2*[.B24]))" office:value-type="string" office:string-value="" calcext:value-type="error">
            <text:p>#DIV/0!</text:p>
          </table:table-cell>
          <table:table-cell table:formula="of:=[.C24]*[.C24]-4*[.B24]*[.D24]" office:value-type="float" office:value="0" calcext:value-type="float">
            <text:p>0</text:p>
          </table:table-cell>
          <table:table-cell table:formula="of:=[.K24] &amp; &quot;*(x-(&quot; &amp; [.L24] &amp; &quot;))*(x-(&quot; &amp; [.M24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  <table:table-cell table:formula="of:=[.B25]" office:value-type="float" office:value="0" calcext:value-type="float">
            <text:p>0</text:p>
          </table:table-cell>
          <table:table-cell table:formula="of:=-[.C25]/(2*[.B25])" office:value-type="string" office:string-value="" calcext:value-type="error">
            <text:p>#DIV/0!</text:p>
          </table:table-cell>
          <table:table-cell table:formula="of:=[.B25]*[.G25]*[.G25]+[.C25]*[.G25]+[.D25]" office:value-type="string" office:string-value="" calcext:value-type="error">
            <text:p>#DIV/0!</text:p>
          </table:table-cell>
          <table:table-cell table:formula="of:=[.F25]&amp;&quot;*(x-(&quot;&amp;[.G25]&amp;&quot;))^2 +(&quot;&amp;[.H25]&amp;&quot;)&quot;" office:value-type="string" office:string-value="" calcext:value-type="error">
            <text:p>#DIV/0!</text:p>
          </table:table-cell>
          <table:table-cell/>
          <table:table-cell table:formula="of:=[.B25]" office:value-type="float" office:value="0" calcext:value-type="float">
            <text:p>0</text:p>
          </table:table-cell>
          <table:table-cell table:style-name="ce2" table:formula="of:=IF([.N25]&lt;0;&quot;***&quot;; (-[.C25]+SQRT([.N25]))/(2*[.B25]))" office:value-type="string" office:string-value="" calcext:value-type="error">
            <text:p>#DIV/0!</text:p>
          </table:table-cell>
          <table:table-cell table:style-name="ce2" table:formula="of:=IF([.N25]&lt;0;&quot;***&quot;;(-[.C25]-SQRT([.N25]))/(2*[.B25]))" office:value-type="string" office:string-value="" calcext:value-type="error">
            <text:p>#DIV/0!</text:p>
          </table:table-cell>
          <table:table-cell table:formula="of:=[.C25]*[.C25]-4*[.B25]*[.D25]" office:value-type="float" office:value="0" calcext:value-type="float">
            <text:p>0</text:p>
          </table:table-cell>
          <table:table-cell table:formula="of:=[.K25] &amp; &quot;*(x-(&quot; &amp; [.L25] &amp; &quot;))*(x-(&quot; &amp; [.M25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  <table:table-cell table:formula="of:=[.B26]" office:value-type="float" office:value="0" calcext:value-type="float">
            <text:p>0</text:p>
          </table:table-cell>
          <table:table-cell table:formula="of:=-[.C26]/(2*[.B26])" office:value-type="string" office:string-value="" calcext:value-type="error">
            <text:p>#DIV/0!</text:p>
          </table:table-cell>
          <table:table-cell table:formula="of:=[.B26]*[.G26]*[.G26]+[.C26]*[.G26]+[.D26]" office:value-type="string" office:string-value="" calcext:value-type="error">
            <text:p>#DIV/0!</text:p>
          </table:table-cell>
          <table:table-cell table:formula="of:=[.F26]&amp;&quot;*(x-(&quot;&amp;[.G26]&amp;&quot;))^2 +(&quot;&amp;[.H26]&amp;&quot;)&quot;" office:value-type="string" office:string-value="" calcext:value-type="error">
            <text:p>#DIV/0!</text:p>
          </table:table-cell>
          <table:table-cell/>
          <table:table-cell table:formula="of:=[.B26]" office:value-type="float" office:value="0" calcext:value-type="float">
            <text:p>0</text:p>
          </table:table-cell>
          <table:table-cell table:style-name="ce2" table:formula="of:=IF([.N26]&lt;0;&quot;***&quot;; (-[.C26]+SQRT([.N26]))/(2*[.B26]))" office:value-type="string" office:string-value="" calcext:value-type="error">
            <text:p>#DIV/0!</text:p>
          </table:table-cell>
          <table:table-cell table:style-name="ce2" table:formula="of:=IF([.N26]&lt;0;&quot;***&quot;;(-[.C26]-SQRT([.N26]))/(2*[.B26]))" office:value-type="string" office:string-value="" calcext:value-type="error">
            <text:p>#DIV/0!</text:p>
          </table:table-cell>
          <table:table-cell table:formula="of:=[.C26]*[.C26]-4*[.B26]*[.D26]" office:value-type="float" office:value="0" calcext:value-type="float">
            <text:p>0</text:p>
          </table:table-cell>
          <table:table-cell table:formula="of:=[.K26] &amp; &quot;*(x-(&quot; &amp; [.L26] &amp; &quot;))*(x-(&quot; &amp; [.M26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  <table:table-cell table:formula="of:=[.B27]" office:value-type="float" office:value="0" calcext:value-type="float">
            <text:p>0</text:p>
          </table:table-cell>
          <table:table-cell table:formula="of:=-[.C27]/(2*[.B27])" office:value-type="string" office:string-value="" calcext:value-type="error">
            <text:p>#DIV/0!</text:p>
          </table:table-cell>
          <table:table-cell table:formula="of:=[.B27]*[.G27]*[.G27]+[.C27]*[.G27]+[.D27]" office:value-type="string" office:string-value="" calcext:value-type="error">
            <text:p>#DIV/0!</text:p>
          </table:table-cell>
          <table:table-cell table:formula="of:=[.F27]&amp;&quot;*(x-(&quot;&amp;[.G27]&amp;&quot;))^2 +(&quot;&amp;[.H27]&amp;&quot;)&quot;" office:value-type="string" office:string-value="" calcext:value-type="error">
            <text:p>#DIV/0!</text:p>
          </table:table-cell>
          <table:table-cell/>
          <table:table-cell table:formula="of:=[.B27]" office:value-type="float" office:value="0" calcext:value-type="float">
            <text:p>0</text:p>
          </table:table-cell>
          <table:table-cell table:style-name="ce2" table:formula="of:=IF([.N27]&lt;0;&quot;***&quot;; (-[.C27]+SQRT([.N27]))/(2*[.B27]))" office:value-type="string" office:string-value="" calcext:value-type="error">
            <text:p>#DIV/0!</text:p>
          </table:table-cell>
          <table:table-cell table:style-name="ce2" table:formula="of:=IF([.N27]&lt;0;&quot;***&quot;;(-[.C27]-SQRT([.N27]))/(2*[.B27]))" office:value-type="string" office:string-value="" calcext:value-type="error">
            <text:p>#DIV/0!</text:p>
          </table:table-cell>
          <table:table-cell table:formula="of:=[.C27]*[.C27]-4*[.B27]*[.D27]" office:value-type="float" office:value="0" calcext:value-type="float">
            <text:p>0</text:p>
          </table:table-cell>
          <table:table-cell table:formula="of:=[.K27] &amp; &quot;*(x-(&quot; &amp; [.L27] &amp; &quot;))*(x-(&quot; &amp; [.M27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  <table:table-cell table:formula="of:=[.B28]" office:value-type="float" office:value="0" calcext:value-type="float">
            <text:p>0</text:p>
          </table:table-cell>
          <table:table-cell table:formula="of:=-[.C28]/(2*[.B28])" office:value-type="string" office:string-value="" calcext:value-type="error">
            <text:p>#DIV/0!</text:p>
          </table:table-cell>
          <table:table-cell table:formula="of:=[.B28]*[.G28]*[.G28]+[.C28]*[.G28]+[.D28]" office:value-type="string" office:string-value="" calcext:value-type="error">
            <text:p>#DIV/0!</text:p>
          </table:table-cell>
          <table:table-cell table:formula="of:=[.F28]&amp;&quot;*(x-(&quot;&amp;[.G28]&amp;&quot;))^2 +(&quot;&amp;[.H28]&amp;&quot;)&quot;" office:value-type="string" office:string-value="" calcext:value-type="error">
            <text:p>#DIV/0!</text:p>
          </table:table-cell>
          <table:table-cell/>
          <table:table-cell table:formula="of:=[.B28]" office:value-type="float" office:value="0" calcext:value-type="float">
            <text:p>0</text:p>
          </table:table-cell>
          <table:table-cell table:style-name="ce2" table:formula="of:=IF([.N28]&lt;0;&quot;***&quot;; (-[.C28]+SQRT([.N28]))/(2*[.B28]))" office:value-type="string" office:string-value="" calcext:value-type="error">
            <text:p>#DIV/0!</text:p>
          </table:table-cell>
          <table:table-cell table:style-name="ce2" table:formula="of:=IF([.N28]&lt;0;&quot;***&quot;;(-[.C28]-SQRT([.N28]))/(2*[.B28]))" office:value-type="string" office:string-value="" calcext:value-type="error">
            <text:p>#DIV/0!</text:p>
          </table:table-cell>
          <table:table-cell table:formula="of:=[.C28]*[.C28]-4*[.B28]*[.D28]" office:value-type="float" office:value="0" calcext:value-type="float">
            <text:p>0</text:p>
          </table:table-cell>
          <table:table-cell table:formula="of:=[.K28] &amp; &quot;*(x-(&quot; &amp; [.L28] &amp; &quot;))*(x-(&quot; &amp; [.M28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  <table:table-cell table:formula="of:=[.B29]" office:value-type="float" office:value="0" calcext:value-type="float">
            <text:p>0</text:p>
          </table:table-cell>
          <table:table-cell table:formula="of:=-[.C29]/(2*[.B29])" office:value-type="string" office:string-value="" calcext:value-type="error">
            <text:p>#DIV/0!</text:p>
          </table:table-cell>
          <table:table-cell table:formula="of:=[.B29]*[.G29]*[.G29]+[.C29]*[.G29]+[.D29]" office:value-type="string" office:string-value="" calcext:value-type="error">
            <text:p>#DIV/0!</text:p>
          </table:table-cell>
          <table:table-cell table:formula="of:=[.F29]&amp;&quot;*(x-(&quot;&amp;[.G29]&amp;&quot;))^2 +(&quot;&amp;[.H29]&amp;&quot;)&quot;" office:value-type="string" office:string-value="" calcext:value-type="error">
            <text:p>#DIV/0!</text:p>
          </table:table-cell>
          <table:table-cell/>
          <table:table-cell table:formula="of:=[.B29]" office:value-type="float" office:value="0" calcext:value-type="float">
            <text:p>0</text:p>
          </table:table-cell>
          <table:table-cell table:style-name="ce2" table:formula="of:=IF([.N29]&lt;0;&quot;***&quot;; (-[.C29]+SQRT([.N29]))/(2*[.B29]))" office:value-type="string" office:string-value="" calcext:value-type="error">
            <text:p>#DIV/0!</text:p>
          </table:table-cell>
          <table:table-cell table:style-name="ce2" table:formula="of:=IF([.N29]&lt;0;&quot;***&quot;;(-[.C29]-SQRT([.N29]))/(2*[.B29]))" office:value-type="string" office:string-value="" calcext:value-type="error">
            <text:p>#DIV/0!</text:p>
          </table:table-cell>
          <table:table-cell table:formula="of:=[.C29]*[.C29]-4*[.B29]*[.D29]" office:value-type="float" office:value="0" calcext:value-type="float">
            <text:p>0</text:p>
          </table:table-cell>
          <table:table-cell table:formula="of:=[.K29] &amp; &quot;*(x-(&quot; &amp; [.L29] &amp; &quot;))*(x-(&quot; &amp; [.M29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  <table:table-cell table:formula="of:=[.B30]" office:value-type="float" office:value="0" calcext:value-type="float">
            <text:p>0</text:p>
          </table:table-cell>
          <table:table-cell table:formula="of:=-[.C30]/(2*[.B30])" office:value-type="string" office:string-value="" calcext:value-type="error">
            <text:p>#DIV/0!</text:p>
          </table:table-cell>
          <table:table-cell table:formula="of:=[.B30]*[.G30]*[.G30]+[.C30]*[.G30]+[.D30]" office:value-type="string" office:string-value="" calcext:value-type="error">
            <text:p>#DIV/0!</text:p>
          </table:table-cell>
          <table:table-cell table:formula="of:=[.F30]&amp;&quot;*(x-(&quot;&amp;[.G30]&amp;&quot;))^2 +(&quot;&amp;[.H30]&amp;&quot;)&quot;" office:value-type="string" office:string-value="" calcext:value-type="error">
            <text:p>#DIV/0!</text:p>
          </table:table-cell>
          <table:table-cell/>
          <table:table-cell table:formula="of:=[.B30]" office:value-type="float" office:value="0" calcext:value-type="float">
            <text:p>0</text:p>
          </table:table-cell>
          <table:table-cell table:style-name="ce2" table:formula="of:=IF([.N30]&lt;0;&quot;***&quot;; (-[.C30]+SQRT([.N30]))/(2*[.B30]))" office:value-type="string" office:string-value="" calcext:value-type="error">
            <text:p>#DIV/0!</text:p>
          </table:table-cell>
          <table:table-cell table:style-name="ce2" table:formula="of:=IF([.N30]&lt;0;&quot;***&quot;;(-[.C30]-SQRT([.N30]))/(2*[.B30]))" office:value-type="string" office:string-value="" calcext:value-type="error">
            <text:p>#DIV/0!</text:p>
          </table:table-cell>
          <table:table-cell table:formula="of:=[.C30]*[.C30]-4*[.B30]*[.D30]" office:value-type="float" office:value="0" calcext:value-type="float">
            <text:p>0</text:p>
          </table:table-cell>
          <table:table-cell table:formula="of:=[.K30] &amp; &quot;*(x-(&quot; &amp; [.L30] &amp; &quot;))*(x-(&quot; &amp; [.M30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  <table:table-cell table:formula="of:=[.B31]" office:value-type="float" office:value="0" calcext:value-type="float">
            <text:p>0</text:p>
          </table:table-cell>
          <table:table-cell table:formula="of:=-[.C31]/(2*[.B31])" office:value-type="string" office:string-value="" calcext:value-type="error">
            <text:p>#DIV/0!</text:p>
          </table:table-cell>
          <table:table-cell table:formula="of:=[.B31]*[.G31]*[.G31]+[.C31]*[.G31]+[.D31]" office:value-type="string" office:string-value="" calcext:value-type="error">
            <text:p>#DIV/0!</text:p>
          </table:table-cell>
          <table:table-cell table:formula="of:=[.F31]&amp;&quot;*(x-(&quot;&amp;[.G31]&amp;&quot;))^2 +(&quot;&amp;[.H31]&amp;&quot;)&quot;" office:value-type="string" office:string-value="" calcext:value-type="error">
            <text:p>#DIV/0!</text:p>
          </table:table-cell>
          <table:table-cell/>
          <table:table-cell table:formula="of:=[.B31]" office:value-type="float" office:value="0" calcext:value-type="float">
            <text:p>0</text:p>
          </table:table-cell>
          <table:table-cell table:style-name="ce2" table:formula="of:=IF([.N31]&lt;0;&quot;***&quot;; (-[.C31]+SQRT([.N31]))/(2*[.B31]))" office:value-type="string" office:string-value="" calcext:value-type="error">
            <text:p>#DIV/0!</text:p>
          </table:table-cell>
          <table:table-cell table:style-name="ce2" table:formula="of:=IF([.N31]&lt;0;&quot;***&quot;;(-[.C31]-SQRT([.N31]))/(2*[.B31]))" office:value-type="string" office:string-value="" calcext:value-type="error">
            <text:p>#DIV/0!</text:p>
          </table:table-cell>
          <table:table-cell table:formula="of:=[.C31]*[.C31]-4*[.B31]*[.D31]" office:value-type="float" office:value="0" calcext:value-type="float">
            <text:p>0</text:p>
          </table:table-cell>
          <table:table-cell table:formula="of:=[.K31] &amp; &quot;*(x-(&quot; &amp; [.L31] &amp; &quot;))*(x-(&quot; &amp; [.M31] &amp; &quot;))&quot;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  <table:table-cell table:formula="of:=[.B32]" office:value-type="float" office:value="0" calcext:value-type="float">
            <text:p>0</text:p>
          </table:table-cell>
          <table:table-cell table:formula="of:=-[.C32]/(2*[.B32])" office:value-type="string" office:string-value="" calcext:value-type="error">
            <text:p>#DIV/0!</text:p>
          </table:table-cell>
          <table:table-cell table:formula="of:=[.B32]*[.G32]*[.G32]+[.C32]*[.G32]+[.D32]" office:value-type="string" office:string-value="" calcext:value-type="error">
            <text:p>#DIV/0!</text:p>
          </table:table-cell>
          <table:table-cell table:formula="of:=[.F32]&amp;&quot;*(x-(&quot;&amp;[.G32]&amp;&quot;))^2 +(&quot;&amp;[.H32]&amp;&quot;)&quot;" office:value-type="string" office:string-value="" calcext:value-type="error">
            <text:p>#DIV/0!</text:p>
          </table:table-cell>
          <table:table-cell/>
          <table:table-cell table:formula="of:=[.B32]" office:value-type="float" office:value="0" calcext:value-type="float">
            <text:p>0</text:p>
          </table:table-cell>
          <table:table-cell table:style-name="ce2" table:formula="of:=IF([.N32]&lt;0;&quot;***&quot;; (-[.C32]+SQRT([.N32]))/(2*[.B32]))" office:value-type="string" office:string-value="" calcext:value-type="error">
            <text:p>#DIV/0!</text:p>
          </table:table-cell>
          <table:table-cell table:style-name="ce2" table:formula="of:=IF([.N32]&lt;0;&quot;***&quot;;(-[.C32]-SQRT([.N32]))/(2*[.B32]))" office:value-type="string" office:string-value="" calcext:value-type="error">
            <text:p>#DIV/0!</text:p>
          </table:table-cell>
          <table:table-cell table:formula="of:=[.C32]*[.C32]-4*[.B32]*[.D32]" office:value-type="float" office:value="0" calcext:value-type="float">
            <text:p>0</text:p>
          </table:table-cell>
          <table:table-cell table:formula="of:=[.K32] &amp; &quot;*(x-(&quot; &amp; [.L32] &amp; &quot;))*(x-(&quot; &amp; [.M32] &amp; &quot;))&quot;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B33]" office:value-type="float" office:value="0" calcext:value-type="float">
            <text:p>0</text:p>
          </table:table-cell>
          <table:table-cell table:formula="of:=-[.C33]/(2*[.B33])" office:value-type="string" office:string-value="" calcext:value-type="error">
            <text:p>#DIV/0!</text:p>
          </table:table-cell>
          <table:table-cell table:formula="of:=[.B33]*[.G33]*[.G33]+[.C33]*[.G33]+[.D33]" office:value-type="string" office:string-value="" calcext:value-type="error">
            <text:p>#DIV/0!</text:p>
          </table:table-cell>
          <table:table-cell table:formula="of:=[.F33]&amp;&quot;*(x-(&quot;&amp;[.G33]&amp;&quot;))^2 +(&quot;&amp;[.H33]&amp;&quot;)&quot;" office:value-type="string" office:string-value="" calcext:value-type="error">
            <text:p>#DIV/0!</text:p>
          </table:table-cell>
          <table:table-cell/>
          <table:table-cell table:formula="of:=[.B33]" office:value-type="float" office:value="0" calcext:value-type="float">
            <text:p>0</text:p>
          </table:table-cell>
          <table:table-cell table:style-name="ce2" table:formula="of:=IF([.N33]&lt;0;&quot;***&quot;; (-[.C33]+SQRT([.N33]))/(2*[.B33]))" office:value-type="string" office:string-value="" calcext:value-type="error">
            <text:p>#DIV/0!</text:p>
          </table:table-cell>
          <table:table-cell table:style-name="ce2" table:formula="of:=IF([.N33]&lt;0;&quot;***&quot;;(-[.C33]-SQRT([.N33]))/(2*[.B33]))" office:value-type="string" office:string-value="" calcext:value-type="error">
            <text:p>#DIV/0!</text:p>
          </table:table-cell>
          <table:table-cell table:formula="of:=[.C33]*[.C33]-4*[.B33]*[.D33]" office:value-type="float" office:value="0" calcext:value-type="float">
            <text:p>0</text:p>
          </table:table-cell>
          <table:table-cell table:formula="of:=[.K33] &amp; &quot;*(x-(&quot; &amp; [.L33] &amp; &quot;))*(x-(&quot; &amp; [.M33] &amp; &quot;))&quot;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formula="of:=[.B34]" office:value-type="float" office:value="0" calcext:value-type="float">
            <text:p>0</text:p>
          </table:table-cell>
          <table:table-cell table:formula="of:=-[.C34]/(2*[.B34])" office:value-type="string" office:string-value="" calcext:value-type="error">
            <text:p>#DIV/0!</text:p>
          </table:table-cell>
          <table:table-cell table:formula="of:=[.B34]*[.G34]*[.G34]+[.C34]*[.G34]+[.D34]" office:value-type="string" office:string-value="" calcext:value-type="error">
            <text:p>#DIV/0!</text:p>
          </table:table-cell>
          <table:table-cell table:formula="of:=[.F34]&amp;&quot;*(x-(&quot;&amp;[.G34]&amp;&quot;))^2 +(&quot;&amp;[.H34]&amp;&quot;)&quot;" office:value-type="string" office:string-value="" calcext:value-type="error">
            <text:p>#DIV/0!</text:p>
          </table:table-cell>
          <table:table-cell/>
          <table:table-cell table:formula="of:=[.B34]" office:value-type="float" office:value="0" calcext:value-type="float">
            <text:p>0</text:p>
          </table:table-cell>
          <table:table-cell table:style-name="ce2" table:formula="of:=IF([.N34]&lt;0;&quot;***&quot;; (-[.C34]+SQRT([.N34]))/(2*[.B34]))" office:value-type="string" office:string-value="" calcext:value-type="error">
            <text:p>#DIV/0!</text:p>
          </table:table-cell>
          <table:table-cell table:style-name="ce2" table:formula="of:=IF([.N34]&lt;0;&quot;***&quot;;(-[.C34]-SQRT([.N34]))/(2*[.B34]))" office:value-type="string" office:string-value="" calcext:value-type="error">
            <text:p>#DIV/0!</text:p>
          </table:table-cell>
          <table:table-cell table:formula="of:=[.C34]*[.C34]-4*[.B34]*[.D34]" office:value-type="float" office:value="0" calcext:value-type="float">
            <text:p>0</text:p>
          </table:table-cell>
          <table:table-cell table:formula="of:=[.K34] &amp; &quot;*(x-(&quot; &amp; [.L34] &amp; &quot;))*(x-(&quot; &amp; [.M34] &amp; &quot;))&quot;" office:value-type="string" office:string-value="" calcext:value-type="error">
            <text:p>#DIV/0!</text:p>
          </table:table-cell>
        </table:table-row>
        <table:table-row table:style-name="ro1" table:number-rows-repeated="104854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02-02T15:24:46.086313493</meta:creation-date>
    <dc:date>2021-02-02T16:16:21.683008516</dc:date>
    <meta:editing-duration>PT25S</meta:editing-duration>
    <meta:editing-cycles>1</meta:editing-cycles>
    <meta:document-statistic meta:table-count="1" meta:cell-count="310" meta:object-count="0"/>
    <meta:generator>LibreOffice/6.3.5.2$Linux_X86_64 LibreOffice_project/30$Build-2</meta:generator>
  </office:meta>
</office:document-meta>
</file>